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7d1d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ffffff" style:diagonal-bl-tr="none" style:diagonal-tl-br="none" fo:border-left="none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DS</text:p>
          </table:table-cell>
          <table:table-cell table:style-name="ce1" office:value-type="string" calcext:value-type="string">
            <text:p>Features</text:p>
          </table:table-cell>
          <table:table-cell table:style-name="ce7" office:value-type="string" calcext:value-type="string">
            <text:p>Label</text:p>
          </table:table-cell>
          <table:table-cell office:value-type="string" calcext:value-type="string">
            <text:p>REF gene expression</text:p>
          </table:table-cell>
        </table:table-row>
        <table:table-row table:style-name="ro1">
          <table:table-cell office:value-type="string" calcext:value-type="string">
            <text:p>&gt;MHP7448_RS00160</text:p>
          </table:table-cell>
          <table:table-cell office:value-type="string" calcext:value-type="string">
            <text:p>TAGTCGCAAAATGAGACGAATTTTTCCAAATTAAGGATTCAGTTTACCAACTAATTGAGCAAAAAATTAAGTCAAAGGAAATTAAACGACCAAATGAAGTAGGTGTTTTACTAAAAACTGACTCAGACTTTATAAAATCAATCGACCTCGAGAAGTTGTTAATGGTTGCAAAAGTTGAATTTTCTAATGAAAAAACGGAAATTTTACAACTAAATTGAGAAAAATGCCCAAGATGTTGGAATCATTTT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0735</text:p>
          </table:table-cell>
          <table:table-cell office:value-type="string" calcext:value-type="string">
            <text:p>ACTTAATCAACTTCATTGTAAAAAATAAAGTTGATATTGTTTTTTTATTATTGGGTAAAAAAGCAAAATTAGCAGTTAAAAATATTAACCTTGAAAAACAAAAAGTTTTTGCCTATTCACATCCTTCGCCTTTTAGTTTCGCCAAATCGCTTAAAAATTCTATGGTTTTCCGCAAAATTAACGATTTTTTAAAAGAAAAAAAACGATTAGAAATTAATTGGAATTTATAAAAAAAAGTGTATAATTTT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0965</text:p>
          </table:table-cell>
          <table:table-cell office:value-type="string" calcext:value-type="string">
            <text:p>AGTGGTTGTTTATTTTTTTTGCCAAAATTTTCAATTTTGGCGATATTTCCTATCCCCATTTTTTTTCAAAAAGGAATTTTTAGTTCCCCAGTTTTAGAGACAGAATATAAAGTGTTTGCGCCTTGATCATTAAATTTTTTTTGGAAACCATCATCACCAATTCCAAGCGAGTCAGTTACAATTAAAAAAATTCTTTTAAATTTATAGTTTTTCATAATTTTACCTTTGTTTTTCCTATTTTTTTCAC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1125</text:p>
          </table:table-cell>
          <table:table-cell office:value-type="string" calcext:value-type="string">
            <text:p>CGTAATCAAATCAGGTTTTTATTGGAAAAGAAGAGTGATTTTTCACTTTTTTTTCTTTTTTTATTTTATTATTTAATAAACATATTTAAATTAATAATATTAAAAAATCAGAAAAAAATTTTGCAAAATTGACAGAAAACAGGGTATAATATAAATTTCTTTAAGAAGATAAAAATTAAGTCAAAAATTATTTTTTTATTTGTTAATCAAAATTTTGATAATGTTAAATTAACTAGGGGGAAAATTAA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1645</text:p>
          </table:table-cell>
          <table:table-cell office:value-type="string" calcext:value-type="string">
            <text:p>TTAATAACATTATTTTTTAAAATCTCGGTGCTTGAAAATTCATTGCTTTGAATCTTGATTTCTGGAGCAATTTGTTTTTGTTGTAGTGGTGCGATTGAAGTAAATAATAATGGACTGGCCAACGTTGTTAGCATTAATCCTGATGAAAAAATTTTAAACTTATTCGATTTTATAAATGAGTATTTCATAATTTTCCTCCATAAGACTTAAATATTTTGTATAATTTATTATACCAATTATACCATAT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1695</text:p>
          </table:table-cell>
          <table:table-cell office:value-type="string" calcext:value-type="string">
            <text:p>AAATCAAATATTTTTAAAAAAAATTAGCAGAAAGAATTCAGACAATTAGTTTCTTATCTATGATTTTGATTACACCACTTTTGTTAATTTTTTCTAGTATGTTCACTTTAAAAAAATTGGACAAATAATTTACCTCATATAAAAACTTGGGCTTTTATATGATAAGCAACTTTGAAGTCTTTCATTGTTATACCAATTAATAAATGAACTTATTTTTTGATAAGTAATAGTTATATTTTCAAAATTTTG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&gt;MHP7448_RS01760</text:p>
          </table:table-cell>
          <table:table-cell table:style-name="ce3" office:value-type="string" calcext:value-type="string">
            <text:p>AAGAATTTGAGAATGACACTAAAATTAAAAATTTACGTCTTGCATTTGATAATGATTTTCATAAATTTTTTAACGATATAATTTTACCTGATCCTCATTATAAATCTGATTTGCCATTGCTCGAATTTAGCTCAAAACACGAGTTTAATATTTTCAAAGAAAAACTCGGAATAAGCAATTTATCATTAAATTGCTTAAGCCCAAATTTAGTATTTTCATATAAAAATGATCATAGCATTGATATTAGGC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HP7448_RS01830</text:p>
          </table:table-cell>
          <table:table-cell table:style-name="ce4" office:value-type="string" calcext:value-type="string">
            <text:p>AAATTAGTATACTAATTTAGTTTATTTTTTAATGTTTAGTTTTGGTTTAATTTTATTTTCTTTTATGTGGCAAGAGGCCAATAATTTATTGTAAGAATTTTAAAATTTTTTAGAATATTGAAAATTATTGATAATAAAGCTCATGATTATTAGTCATAATTTGTTAATAAAAGTATAATGATAAATATTTATTTAAAAAAGTAGAAGTCGGGTTTTCAATAAAAAAATTAAAGCGATAATAAAATGAAT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&gt;MHP7448_RS01965</text:p>
          </table:table-cell>
          <table:table-cell table:style-name="ce3" office:value-type="string" calcext:value-type="string">
            <text:p>TTTTTAAACAAAGCAATTTTAGGTGTAAGTAGTATCGGGCCTTATTTTTACGATCAATTCGGGCTAACTTCGCATATGTCATCTGCACTTACCCTAAGAACTAAGGATTATAATTTAGTTGATGAGATTTATAAGGCATATCTAAAATAAAAAATAAATTTACTTGTTTTTTGTTATAATTTTAGTTATGTTTTTTAATTTAACCGAATTAAAATTTAAAAAGTAAAAATTGATAATTTTTTAATGTAA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HP7448_RS02430</text:p>
          </table:table-cell>
          <table:table-cell table:style-name="ce4" office:value-type="string" calcext:value-type="string">
            <text:p>AAAAAATATAGGAGCAGCTCCCAAAAACCGAACAGTGAAACAATACCCAACAAAATACCCAACTTTAAAAAACAATCTAAAAACAAGCGCTAAATTGGGTCCTAATTAAGCAATTAAAAAAAAACAAACCCGGCGGCAGCCAAAAAAAAAAGAAAAAAAAAGCAAAAAACTAGTTTAATCTAGTTTTTTGTTTTTGATAGGTAGTTAATTTTCCTTTTAGAAAAAATTTTTTTGTTTTATAATTTATCT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HP7448_RS02535</text:p>
          </table:table-cell>
          <table:table-cell table:style-name="ce4" office:value-type="string" calcext:value-type="string">
            <text:p>TTTGAATTCTCAATTGAATCTTTAAAAGAAAATGGTTGAAAAATCACTTATCAAACAAATGATTTGCATAATTCTTTAGTAAATAGCAGCAATATCAAAACAACTTATGAGGAAAAATGAGTTAATTTAAATTATAAAATCCATTATCTTGAAGCTATTTTTATCTAAACCTATATTTTTAAATATAGGTTTAACTTTTTTATTAGAAAAAATATTTTAAAAAAATATTTCTAATTTTTTAACTTTTTT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&gt;MHP7448_RS02710</text:p>
          </table:table-cell>
          <table:table-cell table:style-name="ce3" office:value-type="string" calcext:value-type="string">
            <text:p>AGAAATTAATGTACCTTTTTATCAAAAAAGTAAAGATGGTTTTGCGATTAATTCAGATTTATTAATGGGAATCGGAGAAATAGTTGGAAGTGGTGAAAGGTGTTTTGATTATAATGAAACATTAAAATCCCTTTTAAACCACAAAAATAACCCACAAAATTATAAATGATATTTAGAAATGAAAGAAAAAACTCCGATGATTACTTCTGGATTTGGTTTAGGAATGGAAAGATTGATGCTATTTTTAAT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HP7448_RS02840</text:p>
          </table:table-cell>
          <table:table-cell table:style-name="ce4" office:value-type="string" calcext:value-type="string">
            <text:p>CTTACTGAATCAATTTCTTTATTAAAAATGATTGAGCATTGGTCTGAGATTAGGGAAAAATTTGGAGGGCTGAAACTTTCTTATTGAACTTTTATTTTAAGCGCTTTTGCCCCTTTTAATTTAGCAAATTATTCCCTGGAATCATTTTTGGCTTTGCCAATCTGTATAATTGCTGATTATTTCTTGTCAAAAAGAGTAAAAAATTAAATAAAAATTTTAACTAGAACAAAAAAGTAACTTAATTTTCCT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HP7448_RS02910</text:p>
          </table:table-cell>
          <table:table-cell table:style-name="ce4" office:value-type="string" calcext:value-type="string">
            <text:p>CTGAATTTAAAGTAAATGATTTTGATATTTCCATTGAAATTTTCCGCGGTGGTTGGCATAAAATAATTGAGGCAAATTCAACTATCAGTCCATATGATAAAATCAGTTTCAAAGCTTTTGAAGATGGACAATACCGAATAAAAATTTCAAGTCAAAAATTTTTGCCTGACAAACAAAGCAAATATTTTATTGCCTGAAGAAGATATCCTTCTGATTTTGTAACAAAAACACACTGAAATTAAAACATTT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HP7448_RS03080</text:p>
          </table:table-cell>
          <table:table-cell table:style-name="ce4" office:value-type="string" calcext:value-type="string">
            <text:p>GACACATAATTAAAAAACAATTAGAAATTATTTTCACTAATCGGTTAAATAATGTAAAATTAAATTAAATTTCTATTTGAAAAATCCATAAAAATTTAAAACACAAAATTATGAATACTCCTTTTTTTTAGAATTGAACCTTTTAACTTTTTGCACATTTTAATTATTAACTTTAATTATAATAGTTTTAATATTCTGTGACATAATCAGAGCTTTTTAAATACTTTTAGGTTATACTATACCTTAAAT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&gt;MHP7448_RS03310</text:p>
          </table:table-cell>
          <table:table-cell table:style-name="ce3" office:value-type="string" calcext:value-type="string">
            <text:p>CTCTAAACGTCTAAATTTCAAATTTTCTGATCTAAATGGTGCCCAATTTAGCGAGAGATTTGCCAGCGGCTTTGAGAGTCCAAAAGTCGTTGTAAAAGTAAATGGCCAATCAATTTATGGCTATCCCGTTTATATTTCTGGTAGTCCCGAAGGTGATGCAATTTCGCAGCTGCAAAAATTTATCGAAGTTGCTAATGGCTCAGGGAATGGAATCTCCCAGATTTATGTTGAAAGCGAAGAAATTAAGAA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HP7448_RS03360</text:p>
          </table:table-cell>
          <table:table-cell table:style-name="ce4" office:value-type="string" calcext:value-type="string">
            <text:p>GAAGACTAACTCGAATTGGCCTTTATAATGACTCAGAAAATTTTGAAATTCCAGTTGATGAACTAAATCATGCCCAGTTTGATGTCCTTGATACCCATCCGATGATGCGACCAAAACCAAAAATTTTCTTTGCAAATAATTCAGCAACAAAACGGATTAAAGTTACAGGAAATGGGACTCTAACTTCTCAGGGGGCAACTAATCTCCGCATTCTTTTAGAAAATGGTCGACAAAAACATGATGATACAA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HP7448_RS03395</text:p>
          </table:table-cell>
          <table:table-cell table:style-name="ce4" office:value-type="string" calcext:value-type="string">
            <text:p>GGGACTGATCCGAAAACCAAAATAGAATCCTGGGTTTGAAAACCAGATACAACATCCTTTAAAATTAATAACAAGCCGATTGATGATAACAAATTTTACTATTTAAGTACAAATGATTATCTTTCAGCGGGCGGCGACGGCTATCAAATGCTAAATCTAGGTAAAAACAAGGATATTGAAAAAGTTTATGAGGGAGTTCAATATATTGATTCTTTAATTAAATATGGTCAATATTTGGAGAAATTAACT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&gt;MHP7448_RS03465</text:p>
          </table:table-cell>
          <table:table-cell table:style-name="ce3" office:value-type="string" calcext:value-type="string">
            <text:p>GACTACCGTGATGATCTAGATTTCTACCAAATCAATCCAAATCAGATTACAACTAAGGCTGAGACAAATATTGTAACGATTAACAAAGCTTTAAAGGTTGACTTGCCCGTGAGTTTTAAAGATCTAAATCAATGACTTTTAGCCCAAAAACCCAAAAAAAAGCTGATTTTAGGAGATAAAATTTATTTTAGATCACCTTTATATAGTTTAGAATTTGAAATAATTAGTAAAAATGCCAACAACATTGAAG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&gt;MHP7448_RS03555</text:p>
          </table:table-cell>
          <table:table-cell table:style-name="ce5" office:value-type="string" calcext:value-type="string">
            <text:p>TAAAGCAGCTAAAACAAAAAACGCAGTTTTTGATCATCACCCATCGGCACGGAACGATGTCCCGAGTTGATCAACTTTTAGGAATCACGATGCAAAAACGAGGAGTAAGTTCAATTTTTTCTGTTGAACTTTCAAAGGCAAAAGATCTTTTAAAAGAACAATTACAGTAATTTTTCCTAACATTTTTCCTAAATTTTTTTGCTGAAAAATGTTGATATGGAAAAAGCGAAAATTTATGGTATAATTTCT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&gt;MHP7448_RS00135</text:p>
          </table:table-cell>
          <table:table-cell table:style-name="ce3" office:value-type="string" calcext:value-type="string">
            <text:p>AATTTGGTCTAGATTTTGCTTATTATCTTAATTATTTGATTATTTGTACAATTTCACTTCTATTAGAAATTAAAATAAGAATGGATACTATAATTTTAACAAAAAAAAAAAAAAAAAAAAAACCAAGAAAAAGAAAAAATAAGGAAAGAAGAATATTTATAAAACATTGAATGATATTGAATTATTTGCAAATATCAGAATAAAAGGTCACTTTTTTACTAAATCAAATTATTTTATTATAGAATTT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0780</text:p>
          </table:table-cell>
          <table:table-cell office:value-type="string" calcext:value-type="string">
            <text:p>CTAAAAAATTTTTAAAATTTTTAAGGAAAAACAGTTTAAAAATCTCTCTATAAATTTAATATTTTTATCCTATGATTTTAAAAAAGTACTATAAATTTATAGTACTTTTTTAATTTTTAGCAAAAAAATTAAAGCTTAAAAATTTTTATTTTTTCAAGGCTAAATTTGAACCTGGAAAAAAATAAAATTAACCCTTTTTTAATTTTTCATATATAATTTAGAAAAAATTAAAAAAGGGTTATAAAAA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0895</text:p>
          </table:table-cell>
          <table:table-cell office:value-type="string" calcext:value-type="string">
            <text:p>ATTTTCAATTTTGGCGATATTTCCTATCCCCATTTTTTTTCAAAAAGGAATTTTTAGTTCCCCAGTTTTAGAGACAGAATATAAAGTGTTTGCGCCTTGATCATTAAATTTTTTTTGGAAACCATCATCACCAATTCCAAGCGAGTCAGTTACAATTAAAAAAATTCTTTTAAATTTATAGTTTTTCATAATTTTACCTTTGTTTTTCCTATTTTTTTCACTTTTTTCTATAATTTTACTATTTTT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3865</text:p>
          </table:table-cell>
          <table:table-cell office:value-type="string" calcext:value-type="string">
            <text:p>GTTGTTTTACTAATTTTCATAATATAATAAATTATACTTTATTCTTGTTTAAAAGTTAGAAATTTATTTTTAAATATTTAAATTCCCGTTGTTCTGTAATTTAGACTTTAAAAATATTCTAAATTTTGAGGTGCAAATGTTTGTTGCTCCAAATAAAATTTGAATAAAAATTCAAAAAATTGAACTTTTTAAATTTTTTGATATAAAAGTTCATATTTTCAATAAATTTTCCATTATTTTATAAGTAA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3870</text:p>
          </table:table-cell>
          <table:table-cell office:value-type="string" calcext:value-type="string">
            <text:p>AAAATTTAGCTAATAAAATGAGCGATTTATCAGGCGGCTAAAATAACTAATCGCGATCTTACGATCATTAGCGCCTAAATCTGACTTTATTTTGCTAGACGAACCTACTGGAAATCTTGATCTTGAAAATGTTAAAATTCTTTTTGAAAAAAAACTATTTTGATAGTTAGCCACAATTTAGATCTTACTAAAAATGGGGAATATTAAATATTTTGTGTTTTAAGGTAAATCTGTTTTGATAAAATTTA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2825</text:p>
          </table:table-cell>
          <table:table-cell office:value-type="string" calcext:value-type="string">
            <text:p>GATTTGAAGTTAAGGAAGAATAACAGGATAAAAGAGCTAGACTTGAAGTTAAGCAAGAAGAATATGATAAAAAGATTTTAAAAGCTTTAGAAAAATCAGGTTTTTGCATTTTTCACTTTTTTCTATTGATTATTTTATTATTTTTATAATGATTTATTTTGTTTTTTATACCTTTTATGCTATAATTTATTGGATTAGATATTTAGGTAATAAAAATTTAAAATAATTATACTCGATTTTAAAATGTT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HP7448_RS04050</text:p>
          </table:table-cell>
          <table:table-cell office:value-type="string" calcext:value-type="string">
            <text:p>AAAAAGCAGCATCATCAAAAAGTGATGCTTCAAATATATAAAGTTTTAATAAATGTAAGTACTTTTTCTCGAATTCCATAGGTAGAATAAAATTATATTATATTTTTAATATTTTTTCTTAATTTAAAAAAATTTATATTTCAAACCCTTTTGGATGCTAAGGAAAAACTAATTTTTATGATATAATTTTGTTTTGTTCTTCTTGATTTGCTTTTTTTGGTAAATTAAAAATTTAGTGTTATAGCTA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0335</text:p>
          </table:table-cell>
          <table:table-cell office:value-type="string" calcext:value-type="string">
            <text:p>ATTTTGAAATCTGAGATAAAATTGCTCGCGATTTTTGCAATCGCTACAACATAAAATATATTGAAAATTGGAACAAAAGATTTTTAGGGCTGGAAAACACATTATAATACTTCTATTTATTATTAAAACTTTTTCAAATTAATTTATTTTGCTGAAAAAATTTTAATAATAATGTTTTTTTTGTTCTGTTTGCCAAAAAATATATGCGCAAAACTTGTTAAAAACTAAAAATTGTGCTATAATATTAG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0940</text:p>
          </table:table-cell>
          <table:table-cell office:value-type="string" calcext:value-type="string">
            <text:p>CAAAAATGCTATGAATTACGTAGTTTTTTAATTTTTCAGTATTTGAAAATTCGCCTTTTTAATTCAGATTTTAGCAGCGATTTGCTTTTGCTAAATCGGAGTTAATAGATGTCAATAGCTGACTAACAAAGGGTTCTAAAAGTATTAACGAGTAACTTAAAACAGTAAACTTTTTGGATTTTATGACTGAAAATTTCATTTTAGTTTTAGCTTTTTTAAATAATCTGAAATTATTTGACTTTAATTA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1005</text:p>
          </table:table-cell>
          <table:table-cell office:value-type="string" calcext:value-type="string">
            <text:p>CAATTGAAATTTACCGAGGAGGATGACAAAAAATAATTGATGCAAACTCGAAAATTAGCCCTTATGATAAAATAAGTTTTAACGCATTTGAGAATGGGCAATACCGGATAAAAGTTTCAAATGTAAACTTTCTAATTAACAAACCGGGTAAATACTTTCTTGCTTGAAGAAGATATGCCCCACCACAATACAATTTAGATTAGAAAATTCCGGATTTTAAAACATTTTAAATATTTTTGTATTAAAA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1070</text:p>
          </table:table-cell>
          <table:table-cell office:value-type="string" calcext:value-type="string">
            <text:p>CAGACTCGTTTTCCTTATTATCAGCGATTGAAAAATGAGACGATATTAGCAAAAAATTAACTGGGGGTTTAAAGCTTTCTTATTGAACTTTTATTTGAAGCGTTTTTCCTATTTTTAATTTAACCAATTTTTCTCTTGAATCATTTTTAGCACTACCAATTTATATAATTGTCGATCATTTTTTACAAAAAAAAATAAAAAATTAAACTATGAATTTTTATATACTTAATAAATTTAGTTAAAATTCT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1350</text:p>
          </table:table-cell>
          <table:table-cell office:value-type="string" calcext:value-type="string">
            <text:p>TATTTTTACGATCAATTCGGACTAACCTCGCATATGTCATCTGGTGTTACACTAAGAACTAAGGATTATAACCTAGTTGATGAGATTTACAAAACATATCTAAAATAAAGAATAGTAATAAATGTCTAAATAAATTAGAATATAAATTTCTAACTTATTTTTCCAATTTAGCCAAGAAGTTTGCTTATTTTTTGTTATAATTTTGATTATGTTTTTTTAAATTTAATGTAATTAAAATTTAAAAAAG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1430</text:p>
          </table:table-cell>
          <table:table-cell office:value-type="string" calcext:value-type="string">
            <text:p>GACACATAATTAAAAAACAATTAGAAATTATTTTCCCTAATCGGTTAAATAATGTAAAATTAAATTAAATTTCTATTTGAAAAATCCATAAAAATTTAAAACACAAAATTATGAATACTCCTTTTTTTTAGAATTGAACCTTTTAACTTTTTGCACATTTTAATTATTAACTTTAATTATAATAGTTTTAATATTCTGTGACATAATCAGAGCTTTTTAAATACTTTTAAGTTATAATATACCTTAA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1635</text:p>
          </table:table-cell>
          <table:table-cell office:value-type="string" calcext:value-type="string">
            <text:p>CTTAATTTTAAATTCCAAGATCTTAATGGCGCCCAATTTAGCGAAAGGTTTGCTGATGGCTGAGAAAGTCCGAAAGTTGTTGTCAAAGTAAATGGTGAGTCAATTTATGGCTATCCTGTTTATATCACCGGGAATCCAGAAGGTGATGCAATTGAACAACTTCGAAAATTCATTGAAGTTGCAAATGGTTCAGGAAACGGTATTTCTCAGATTTATGTTGAAAGCGATTCAATCAAAAATCAAATTG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1680</text:p>
          </table:table-cell>
          <table:table-cell office:value-type="string" calcext:value-type="string">
            <text:p>CAAGAAGGCTTACAAGAATTGGTCTATATAATAATAATGTTAATTTTGAAATTAGTGCCGATGAATTAAACCAAGCACAGTTTAACGTTCTTGATACAAACCCAAGGTTAGAACCAAAACCAAAAATTTTCTTTTCAAATGATTCTAATACTAAAAGGGTAAAAATAACTGGACAAAGTCTATCTTCTGAGGGCGCAAATAATTTACGAATCCTTTTAGAAAATGGCAGACAAAAAAAAGATAATACGC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&gt;MFC_RS01840</text:p>
          </table:table-cell>
          <table:table-cell table:style-name="ce3" office:value-type="string" calcext:value-type="string">
            <text:p>TTGATAAAATTTATTGTTGAAAATAAAGTTGATATTATTTTTTTATTATTAGGTCAAAAAGCAAAAACATCAGTTGAAAATGTTAATTTTGAAAAACAAAAAGTATTTTTTTATTCACATCCTTCACCTTTTAGTTTTGCAAAATCCTTAAAACATTCTGATGTTTTTAAGAAAATAAACATTTTTTTAAAGCAAAAAAACCAGTCAGAAATCAATTGAAACCTTTAATAAAAAAAGTGTATAATTTT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2075</text:p>
          </table:table-cell>
          <table:table-cell office:value-type="string" calcext:value-type="string">
            <text:p>CGTCTCCGCCAACGACTTTTTTGTCAGGAATGCCAAAAACCATATAATTTATTGTTAGCTAAACCAAAAATTGCTGGTAAATGTGACCTTGATAATAACGATTTAATTACTCGGAACGATGATCGCCCTGAAATTATTAGTGTTAGAATAGAAAAATTCAATCTTTCAATCGCTCCAATAGTTCAACATTATGAAAATATCAACAAAATTCACTATTTAGATACCGAAAACCCTCTTGAAAAAATTAT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2215</text:p>
          </table:table-cell>
          <table:table-cell office:value-type="string" calcext:value-type="string">
            <text:p>ATATCAGAAAAAAATCTTACGAAAATGGCAAAAAACCGGTTATAATGTTTTTTTCTTTAGAAAAATTAAAATCAAGTCTAAAATTATCTACTTATTCGTGAACCAAAATTTTGAAAACATTAAATTGACCAAAGGAAAAATTAATGAAATTATTAACTTTACTTGCGCAAAATCTGCTTCTGGCAGATTTTTACTAAAAAAAAACAATTATATTGTTAAAAAAAAATGAAAATTATACCCAAAATCTAG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&gt;MFC_RS02360</text:p>
          </table:table-cell>
          <table:table-cell table:style-name="ce3" office:value-type="string" calcext:value-type="string">
            <text:p>GAATTTGAAGAACATTCGCGAATAAAAAAATTAAGATTAGCTTTTGATAATGATTTTTACAAATTTTTTGATTCTGTTATTATGATAAATTCTGCCTATAATTCGAAATCACCGCTTTTAACATTTAACTCAAAGGATGATTTTTTAACATTCAAAGAAAAAATTGGAATAGAAAAATTATCATTAAAAGAACTAACTGAAAATATTGAATTTATTTATGACAATGATTATAGCATCGATATTAGACAT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FC_RS02380</text:p>
          </table:table-cell>
          <table:table-cell table:style-name="ce4" office:value-type="string" calcext:value-type="string">
            <text:p>TATGCCAACAACGGCAGAGGAAATTTATTACCATGTTCAAAAAGAAAACAAACAAATTTCAGTTCATATGGAAGATTTCTTTAAAAAGTCCAACTTTGACGAAAAACTTGACACAAAATGAGAAAAATTTTTTCAAATCAAAAATTCAATATATCAACTAATTGAACAAAAAATTCAAGCAAAAGAAATAAGACGCCCTAATGAAGTTGGGGTTTTAATAAATACCAAATCTGATTTTATCAAATCACT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FC_RS02780</text:p>
          </table:table-cell>
          <table:table-cell table:style-name="ce4" office:value-type="string" calcext:value-type="string">
            <text:p>ATGTTTATTTGGACCAATTTATGATGAATATGACTACCGTGATAATCTAGATTTTTATCAGATTAATCCAAACCAAATAACAACAAAAGGCCAAACAAATATCAGAACAATAAATAAGGCACTGAAAATTGATTTGCCTACTAGTTTTAAAAATTTAAATCGATGACTTTTGGCACAAAACCCTAAAAAGAAACTTATTTTAGGGACCAAAATTTATTTTAATTCGCCTAGCTACAACTTAGAATTTGA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FC_RS02845</text:p>
          </table:table-cell>
          <table:table-cell table:style-name="ce4" office:value-type="string" calcext:value-type="string">
            <text:p>ATGTCCAAAATTTAGATGATAAATCAACAGAGAACAGAGATTTATTTGCCCATAAATTAGAAGAATATTTAAACAAAGATTTTTTAGCAAACCAAAAAGTTGAGATCCCTCAAGCAGCGCTTGTTAAAAGAAATCCGGTAGTTTAATTTAAGTAAAGTATAAAAAAAATAAAAAAAACACGCTTTTTAGTGTGTTTTTTTTATTTTTTTACCTTTTTTTGCAAAAAAAAAAAAAAAGGTTAAAATTAAA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FC_RS03175</text:p>
          </table:table-cell>
          <table:table-cell table:style-name="ce4" office:value-type="string" calcext:value-type="string">
            <text:p>AAAATCGACTTTGCAAAATGCGACTGTTGTTAGTGTTAACAATTTTGCTTATAACTCAGTTTTTAAGCGATAAAATTAAAACGCAATTAAGCAAAATGTTTAATCCTTGATTTTTAGCTAATCTTAATTAAATAAAATGTCAAAAAAATTTTAAAAAAAATAAAAATTGCTTATTTTTCCTAAAAAAGTTTCTATATTTAACTAGCTTTAATTTTTTAAGAAAACTAGAAAATTTGCGCTATAATTACTC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&gt;MFC_RS02885</text:p>
          </table:table-cell>
          <table:table-cell table:style-name="ce4" office:value-type="string" calcext:value-type="string">
            <text:p>TGCTAATTTATTAAATAAAAACGGTGTTTTGAAACTAAAAACTGACAGTTTTAAATTCTTTGAATTTTCAGTCGCGTCTTTGTTAGAAAATGGCTGGAAAATTATTTTTCGAACTAATGATTTGCTCAATTCTTCTGTTGGCGATCAAAATGTGATGACAACATATGAAGAAAAATGAGTGAATTTAAATTATAAAATTCATTATCTTGAAGCTATTTTTAATTAATCTAATTATTTTCTATATTTGG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3340</text:p>
          </table:table-cell>
          <table:table-cell office:value-type="string" calcext:value-type="string">
            <text:p>ATAAAAAGCAGCATCATCAAAAAGTGATGCTTCAAATATATAAAGTTTTAGTAAATGTAAGTACTTTTTCTCGAATTCCATAGGTAGAATAAAATTATATTATATTTTTAATATTTTTTCTTAATTTAAAATTCATATTTTAAACCCTTTTGGATGCTAAGGAAAAACTAATTTTTATGATATAATTTTGATTTGTTCTTCTTGATTTGCTTTTTTTTGGTAAATTAAAAATTTAGTGTTATAACTA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1090</text:p>
          </table:table-cell>
          <table:table-cell office:value-type="string" calcext:value-type="string">
            <text:p>AATAGATCATTTAAAATTGATTAAATAAGCTTGAAAATTTGAATTTTAAAAAAGCTAATTAATTTTATCATAAAAAAGTAAATAGATTATAATAATAAAAAAAAAAAAAAAAAAAAATAAGCCTTAAAATATTGGTTTTTTCGGTATAATCAAGCTGCAAGGCAAATAGCAAATTTAATGTTTAAACAATATAGTTATATATGCGATTTTAATTTTTTAAACAACAAGGAAAATAGGTTTAATTTCT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1885</text:p>
          </table:table-cell>
          <table:table-cell office:value-type="string" calcext:value-type="string">
            <text:p>TCGAAGATTCAAAAAATATTTTAATTGTCGGAGCAAATTTACGTGGCGAATACGGATTTAGCAACGTAAATATTGGCGTTCCTGCCATTATAGGGGCAAACGGAATTGAAAAAATTATCGAAATTAACCTAAACAAAAAAGAAAAAGCAAAATTTGCAAAATCTGTTGAAATTATTGATACAATTTACAAAAACGCAATAAAAGACATCTAATTTTTAAAAATTGCAATTTTTATTTATTTTTATTAAA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&gt;MFC_RS02000</text:p>
          </table:table-cell>
          <table:table-cell table:style-name="ce3" office:value-type="string" calcext:value-type="string">
            <text:p>ATATGCAAGAGGTTCTTTATTTTTCTTGCCACAATTTTCAATTTTGGCGATATTTCCAATTCCTAATTTTTTTCAAAAAGGAATTTTTAATTCTCCTGTTTTTGAAACCGAGTATAAAGTATTTGCGCCGACATCATTAAATTGTTTTTGATGCCCATCATCACCAATTCCGAGCGAGTCTGTAACAATTAAAAAAATCCGTTTAAATTTATATTGGTTCATAATTTTGCTTTTAATTTTCCTAATT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3415</text:p>
          </table:table-cell>
          <table:table-cell office:value-type="string" calcext:value-type="string">
            <text:p>AAATAAAAAGGAAAAGAAAAAAATGAAAAATCTAGATCTTAACAAACCTTGCCAAAATGGTTGCTCATGTAACTCAAGTTGTGCGTGTTGCTGCGCAATGACAACCTGCAACTGTTCTCAAAAAAACTAACTACTACAGCTAAAATAAACAAAAAAATAAACAGCAATAGCTAACTTTTTAATCAAAAAAAGCGCGGTTATTGCTGTTTATTTTTTTGTTTATTAAATTTAAATCAAATTATAATTAC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MFC_RS02980</text:p>
          </table:table-cell>
          <table:table-cell office:value-type="string" calcext:value-type="string">
            <text:p>TTTACTAATCTAAATTCAAAGAATAATAACACTTAAAAATTATTTATCTTATTTATTTTTTTAAATTTAATTAAATATTTTAAAAAAATTAAATATTTTAAAAAAATGATATAATCAAAACAAAAATTAAAAAAATAACATAAACAAATCTAAAAAAGAAGACAAAATAAGGAAAAAATCCATATACATTTGGTTTAAAATAATTTGAATATTTATTTCAAAATTTAATTTTCTTTATATATTTTTTTTC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&gt;MFC_RS03005</text:p>
          </table:table-cell>
          <table:table-cell table:style-name="ce6" office:value-type="string" calcext:value-type="string">
            <text:p>TATAACGAACTTAAGGCTTTTGCCCAGTTTGGTTCAGATTTAGGCCCTAGTTCACAGTTAATTCTCGATCGTGGGAATAAAATTTACGAATTTTTAAAACAAGAAAAGCAGCAACCACTTAGTGAAAATCAACAAATTATGTTGCTAATTTTGATTCGTCAGAATTTAATTGATCGCTTAGAACTGAATTCTATTCAATCATTTAAGTCTGTTTTTCTAAAATTCATTGATTCTGATAGTGAAATCAAA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4:57:25.558682029</meta:creation-date>
    <dc:date>2023-08-04T15:02:49.621996484</dc:date>
    <meta:editing-duration>PT5M25S</meta:editing-duration>
    <meta:editing-cycles>1</meta:editing-cycles>
    <meta:document-statistic meta:table-count="1" meta:cell-count="106" meta:object-count="0"/>
    <meta:generator>LibreOffice/7.3.7.2$Linux_X86_64 LibreOffice_project/30$Build-2</meta:generator>
  </office:meta>
</office:document-meta>
</file>